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5.7243in" fo:margin-left="1.1965in" fo:margin-right="0.0042in" table:align="margins"/>
    </style:style>
    <style:style style:name="Table22.A" style:family="table-column">
      <style:table-column-properties style:column-width="1.5972in" style:rel-column-width="18285*"/>
    </style:style>
    <style:style style:name="Table22.B" style:family="table-column">
      <style:table-column-properties style:column-width="4.1271in" style:rel-column-width="47250*"/>
    </style:style>
    <style:style style:name="Table22.A1" style:family="table-cell">
      <style:table-cell-properties fo:padding="0.0382in" fo:border-left="none" fo:border-right="none" fo:border-top="0.0007in solid #000000" fo:border-bottom="none"/>
    </style:style>
    <style:style style:name="Table22.A3" style:family="table-cell">
      <style:table-cell-properties fo:padding="0.0382in" fo:border-left="none" fo:border-right="none" fo:border-top="0.0007in solid #000000" fo:border-bottom="0.0007in solid #000000"/>
    </style:style>
    <style:style style:name="Table22.A4" style:family="table-cell">
      <style:table-cell-properties fo:padding="0.0382in" fo:border-left="none" fo:border-right="none" fo:border-top="none" fo:border-bottom="0.0007in solid #000000"/>
    </style:style>
    <style:style style:name="Table3" style:family="table">
      <style:table-properties style:width="5.7438in" fo:margin-left="1.1771in" fo:margin-right="0.0042in" table:align="margins" table:border-model="collapsing"/>
    </style:style>
    <style:style style:name="Table3.A" style:family="table-column">
      <style:table-column-properties style:column-width="1.2799in" style:rel-column-width="14602*"/>
    </style:style>
    <style:style style:name="Table3.B" style:family="table-column">
      <style:table-column-properties style:column-width="4.4639in" style:rel-column-width="50933*"/>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left="none" fo:border-right="none" fo:border-top="none" fo:border-bottom="0.0007in solid #000000"/>
    </style:style>
    <style:style style:name="Table6" style:family="table">
      <style:table-properties style:width="5.7389in" fo:margin-left="1.1771in" fo:margin-right="0.009in" table:align="margins"/>
    </style:style>
    <style:style style:name="Table6.A" style:family="table-column">
      <style:table-column-properties style:column-width="0.1931in" style:rel-column-width="2208*"/>
    </style:style>
    <style:style style:name="Table6.B" style:family="table-column">
      <style:table-column-properties style:column-width="5.5458in" style:rel-column-width="63327*"/>
    </style:style>
    <style:style style:name="Table6.A1" style:family="table-cell">
      <style:table-cell-properties fo:background-color="#000000" fo:padding="0.0382in" fo:border-left="none" fo:border-right="none" fo:border-top="0.0007in solid #000000" fo:border-bottom="0.0007in solid #000000">
        <style:background-image/>
      </style:table-cell-properties>
    </style:style>
    <style:style style:name="Table6.B1" style:family="table-cell">
      <style:table-cell-properties fo:padding="0.0382in" fo:border-left="none" fo:border-right="none" fo:border-top="0.0007in solid #000000" fo:border-bottom="0.0007in solid #000000"/>
    </style:style>
    <style:style style:name="Table6.A2" style:family="table-cell">
      <style:table-cell-properties fo:background-color="#000000" fo:padding="0.0382in" fo:border-left="none" fo:border-right="none" fo:border-top="none" fo:border-bottom="0.0007in solid #000000">
        <style:background-image/>
      </style:table-cell-properties>
    </style:style>
    <style:style style:name="Table6.B2" style:family="table-cell">
      <style:table-cell-properties fo:padding="0.0382in" fo:border-left="none" fo:border-right="none" fo:border-top="none" fo:border-bottom="0.0007in solid #000000"/>
    </style:style>
    <style:style style:name="Table4" style:family="table">
      <style:table-properties style:width="5.7354in" fo:margin-left="1.1771in" fo:margin-right="0.0125in" table:align="margins"/>
    </style:style>
    <style:style style:name="Table4.A" style:family="table-column">
      <style:table-column-properties style:column-width="0.1833in" style:rel-column-width="2094*"/>
    </style:style>
    <style:style style:name="Table4.B" style:family="table-column">
      <style:table-column-properties style:column-width="2.7583in" style:rel-column-width="31517*"/>
    </style:style>
    <style:style style:name="Table4.C" style:family="table-column">
      <style:table-column-properties style:column-width="2.7938in" style:rel-column-width="31924*"/>
    </style:style>
    <style:style style:name="Table4.A1" style:family="table-cell">
      <style:table-cell-properties fo:background-color="#000000" fo:padding="0.0382in" fo:border-left="none" fo:border-right="none" fo:border-top="0.0007in solid #000000" fo:border-bottom="0.0007in solid #000000">
        <style:background-image/>
      </style:table-cell-properties>
    </style:style>
    <style:style style:name="Table4.B1" style:family="table-cell">
      <style:table-cell-properties fo:padding="0.0382in" fo:border-left="none" fo:border-right="none" fo:border-top="0.0007in solid #000000" fo:border-bottom="0.0007in solid #000000"/>
    </style:style>
    <style:style style:name="Table4.A2" style:family="table-cell">
      <style:table-cell-properties fo:background-color="#000000" fo:padding="0.0382in" fo:border-left="none" fo:border-right="none" fo:border-top="none" fo:border-bottom="0.0007in solid #000000">
        <style:background-image/>
      </style:table-cell-properties>
    </style:style>
    <style:style style:name="Table4.B2" style:family="table-cell">
      <style:table-cell-properties fo:padding="0.0382in" fo:border-left="none" fo:border-right="none" fo:border-top="none" fo:border-bottom="0.0007in solid #000000"/>
    </style:style>
    <style:style style:name="Table26"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1736in" style:rel-column-width="1984*"/>
    </style:style>
    <style:style style:name="Table26.B" style:family="table-column">
      <style:table-column-properties style:column-width="1.9743in" style:rel-column-width="22564*"/>
    </style:style>
    <style:style style:name="Table26.C" style:family="table-column">
      <style:table-column-properties style:column-width="3.5861in" style:rel-column-width="40987*"/>
    </style:style>
    <style:style style:name="Table26.A1" style:family="table-cell">
      <style:table-cell-properties fo:background-color="#000000" fo:padding="0.0382in" fo:border-left="none" fo:border-right="none" fo:border-top="0.0007in solid #000000" fo:border-bottom="none">
        <style:background-image/>
      </style:table-cell-properties>
    </style:style>
    <style:style style:name="Table26.B1" style:family="table-cell">
      <style:table-cell-properties fo:padding="0.0382in" fo:border-left="none" fo:border-right="none" fo:border-top="0.0007in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382in" fo:border="none">
        <style:background-image/>
      </style:table-cell-properties>
    </style:style>
    <style:style style:name="Table26.B2" style:family="table-cell">
      <style:table-cell-properties style:vertical-align="" fo:background-color="transparent" fo:padding="0.0382in" fo:border="none" style:writing-mode="page">
        <style:background-image/>
      </style:table-cell-properties>
    </style:style>
    <style:style style:name="Table26.B3" style:family="table-cell">
      <style:table-cell-properties fo:padding="0.0382in" fo:border="none"/>
    </style:style>
    <style:style style:name="Table26.A22" style:family="table-cell">
      <style:table-cell-properties fo:background-color="#000000" fo:padding="0.0382in" fo:border-left="none" fo:border-right="none" fo:border-top="none" fo:border-bottom="0.0007in solid #000000">
        <style:background-image/>
      </style:table-cell-properties>
    </style:style>
    <style:style style:name="Table26.B22" style:family="table-cell">
      <style:table-cell-properties fo:padding="0.0382in" fo:border-left="none" fo:border-right="none" fo:border-top="none" fo:border-bottom="0.0007in solid #000000"/>
    </style:style>
    <style:style style:name="Table5"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1736in" style:rel-column-width="1985*"/>
    </style:style>
    <style:style style:name="Table5.B" style:family="table-column">
      <style:table-column-properties style:column-width="2.5958in" style:rel-column-width="29666*"/>
    </style:style>
    <style:style style:name="Table5.C" style:family="table-column">
      <style:table-column-properties style:column-width="2.9646in"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5.B1" style:family="table-cell">
      <style:table-cell-properties style:vertical-align="" fo:background-color="transparent" fo:padding="0.0382in" fo:border-left="none" fo:border-right="none" fo:border-top="0.0007in solid #000000" fo:border-bottom="0.0007in solid #000000" style:writing-mode="page">
        <style:background-image/>
      </style:table-cell-properties>
    </style:style>
    <style:style style:name="Table5.A2" style:family="table-cell">
      <style:table-cell-properties fo:background-color="#000000" fo:padding="0.0382in" fo:border-left="none" fo:border-right="none" fo:border-top="0.0007in solid #000000" fo:border-bottom="0.0007in solid #000000">
        <style:background-image/>
      </style:table-cell-properties>
    </style:style>
    <style:style style:name="Table5.B2" style:family="table-cell">
      <style:table-cell-properties fo:padding="0.0382in" fo:border-left="none" fo:border-right="none" fo:border-top="0.0007in solid #000000" fo:border-bottom="0.0007in solid #000000"/>
    </style:style>
    <style:style style:name="Table5.A3" style:family="table-cell">
      <style:table-cell-properties fo:background-color="#000000" fo:padding="0.0382in" fo:border-left="none" fo:border-right="none" fo:border-top="none" fo:border-bottom="0.0007in solid #000000">
        <style:background-image/>
      </style:table-cell-properties>
    </style:style>
    <style:style style:name="Table5.B3" style:family="table-cell">
      <style:table-cell-properties fo:padding="0.0382in" fo:border-left="none" fo:border-right="none" fo:border-top="none" fo:border-bottom="0.0007in solid #000000"/>
    </style:style>
    <style:style style:name="Table24" style:family="table">
      <style:table-properties style:width="5.734in" fo:margin-left="1.1868in" fo:margin-right="0.0042in" table:align="margins"/>
    </style:style>
    <style:style style:name="Table24.A" style:family="table-column">
      <style:table-column-properties style:column-width="0.1736in" style:rel-column-width="1985*"/>
    </style:style>
    <style:style style:name="Table24.B" style:family="table-column">
      <style:table-column-properties style:column-width="1.6229in" style:rel-column-width="18550*"/>
    </style:style>
    <style:style style:name="Table24.C" style:family="table-column">
      <style:table-column-properties style:column-width="3.9375in" style:rel-column-width="45000*"/>
    </style:style>
    <style:style style:name="Table24.A1" style:family="table-cell">
      <style:table-cell-properties fo:background-color="#000000" fo:padding="0.0382in" fo:border-left="none" fo:border-right="none" fo:border-top="0.0007in solid #000000" fo:border-bottom="0.0007in solid #000000">
        <style:background-image/>
      </style:table-cell-properties>
    </style:style>
    <style:style style:name="Table24.B1" style:family="table-cell">
      <style:table-cell-properties fo:padding="0.0382in" fo:border-left="none" fo:border-right="none" fo:border-top="0.0007in solid #000000" fo:border-bottom="0.0007in solid #000000"/>
    </style:style>
    <style:style style:name="Table24.A2" style:family="table-cell">
      <style:table-cell-properties fo:background-color="#000000" fo:padding="0.0382in" fo:border-left="none" fo:border-right="none" fo:border-top="none" fo:border-bottom="0.0007in solid #000000">
        <style:background-image/>
      </style:table-cell-properties>
    </style:style>
    <style:style style:name="Table24.B2" style:family="table-cell">
      <style:table-cell-properties fo:padding="0.0382in" fo:border-left="none" fo:border-right="none" fo:border-top="none" fo:border-bottom="0.0007in solid #000000"/>
    </style:style>
    <style:style style:name="Table2"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1736in" style:rel-column-width="1984*"/>
    </style:style>
    <style:style style:name="Table2.B" style:family="table-column">
      <style:table-column-properties style:column-width="1.6785in" style:rel-column-width="19183*"/>
    </style:style>
    <style:style style:name="Table2.C" style:family="table-column">
      <style:table-column-properties style:column-width="3.8819in"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2.B1" style:family="table-cell">
      <style:table-cell-properties fo:padding="0.0382in" fo:border-left="none" fo:border-right="none" fo:border-top="0.0007in solid #000000" fo:border-bottom="none"/>
    </style:style>
    <style:style style:name="Table2.A2" style:family="table-cell">
      <style:table-cell-properties style:vertical-align="" fo:background-color="#000000" fo:padding="0.0382in" fo:border="none" style:writing-mode="page">
        <style:background-image/>
      </style:table-cell-properties>
    </style:style>
    <style:style style:name="Table2.B2" style:family="table-cell">
      <style:table-cell-properties fo:padding="0.0382in" fo:border="none"/>
    </style:style>
    <style:style style:name="Table2.A7"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2.B7" style:family="table-cell">
      <style:table-cell-properties style:vertical-align="" fo:background-color="transparent" fo:padding="0.0382in" fo:border="none" style:writing-mode="page">
        <style:background-image/>
      </style:table-cell-properties>
    </style:style>
    <style:style style:name="Table2.A8" style:family="table-cell">
      <style:table-cell-properties fo:background-color="#000000" fo:padding="0.0382in" fo:border-left="none" fo:border-right="none" fo:border-top="none" fo:border-bottom="0.0007in solid #000000">
        <style:background-image/>
      </style:table-cell-properties>
    </style:style>
    <style:style style:name="Table23" style:family="table">
      <style:table-properties style:width="5.734in" fo:margin-left="1.1868in" fo:margin-right="0.0042in" table:align="margins"/>
    </style:style>
    <style:style style:name="Table23.A" style:family="table-column">
      <style:table-column-properties style:column-width="0.1736in" style:rel-column-width="1985*"/>
    </style:style>
    <style:style style:name="Table23.B" style:family="table-column">
      <style:table-column-properties style:column-width="1.8361in" style:rel-column-width="20985*"/>
    </style:style>
    <style:style style:name="Table23.C" style:family="table-column">
      <style:table-column-properties style:column-width="3.7243in" style:rel-column-width="42565*"/>
    </style:style>
    <style:style style:name="Table23.A1" style:family="table-cell">
      <style:table-cell-properties fo:background-color="#000000" fo:padding="0.0382in" fo:border-left="none" fo:border-right="none" fo:border-top="0.0007in solid #000000" fo:border-bottom="0.0007in solid #000000">
        <style:background-image/>
      </style:table-cell-properties>
    </style:style>
    <style:style style:name="Table23.B1" style:family="table-cell">
      <style:table-cell-properties fo:padding="0.0382in" fo:border-left="none" fo:border-right="none" fo:border-top="0.0007in solid #000000" fo:border-bottom="0.0007in solid #000000"/>
    </style:style>
    <style:style style:name="Table23.A2" style:family="table-cell">
      <style:table-cell-properties fo:background-color="#000000" fo:padding="0.0382in" fo:border="none">
        <style:background-image/>
      </style:table-cell-properties>
    </style:style>
    <style:style style:name="Table23.B2" style:family="table-cell">
      <style:table-cell-properties fo:padding="0.0382in" fo:border="none"/>
    </style:style>
    <style:style style:name="Table28" style:family="table">
      <style:table-properties style:width="5.734in" fo:margin-left="1.1868in" fo:margin-right="0.0042in" table:align="margins"/>
    </style:style>
    <style:style style:name="Table28.A" style:family="table-column">
      <style:table-column-properties style:column-width="0.1736in" style:rel-column-width="1984*"/>
    </style:style>
    <style:style style:name="Table28.B" style:family="table-column">
      <style:table-column-properties style:column-width="2.4611in" style:rel-column-width="28128*"/>
    </style:style>
    <style:style style:name="Table28.C" style:family="table-column">
      <style:table-column-properties style:column-width="3.0993in" style:rel-column-width="35423*"/>
    </style:style>
    <style:style style:name="Table28.A1" style:family="table-cell">
      <style:table-cell-properties fo:background-color="#000000" fo:padding="0.0382in" fo:border-left="none" fo:border-right="none" fo:border-top="0.0007in solid #000000" fo:border-bottom="0.0007in solid #000000">
        <style:background-image/>
      </style:table-cell-properties>
    </style:style>
    <style:style style:name="Table28.B1" style:family="table-cell">
      <style:table-cell-properties fo:padding="0.0382in" fo:border-left="none" fo:border-right="none" fo:border-top="0.0007in solid #000000" fo:border-bottom="0.0007in solid #000000"/>
    </style:style>
    <style:style style:name="Table28.A2" style:family="table-cell">
      <style:table-cell-properties fo:background-color="#000000" fo:padding="0.0382in" fo:border="none">
        <style:background-image/>
      </style:table-cell-properties>
    </style:style>
    <style:style style:name="Table28.B2" style:family="table-cell">
      <style:table-cell-properties fo:padding="0.0382in" fo:border="none"/>
    </style:style>
    <style:style style:name="Table28.A5" style:family="table-cell">
      <style:table-cell-properties fo:background-color="#000000" fo:padding="0.0382in" fo:border-left="none" fo:border-right="none" fo:border-top="none" fo:border-bottom="0.0007in solid #000000">
        <style:background-image/>
      </style:table-cell-properties>
    </style:style>
    <style:style style:name="Table28.B5" style:family="table-cell">
      <style:table-cell-properties fo:padding="0.0382in" fo:border-left="none" fo:border-right="none" fo:border-top="none" fo:border-bottom="0.0007in solid #000000"/>
    </style:style>
    <style:style style:name="Table1"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1736in" style:rel-column-width="1985*"/>
    </style:style>
    <style:style style:name="Table1.B" style:family="table-column">
      <style:table-column-properties style:column-width="2.4931in" style:rel-column-width="28492*"/>
    </style:style>
    <style:style style:name="Table1.C" style:family="table-column">
      <style:table-column-properties style:column-width="3.0674in" style:rel-column-width="35058*"/>
    </style:style>
    <style:style style:name="Table1.A1" style:family="table-cell">
      <style:table-cell-properties fo:background-color="#000000" fo:padding="0.0382in" fo:border-left="none" fo:border-right="none" fo:border-top="0.0007in solid #000000" fo:border-bottom="0.0007in solid #000000">
        <style:background-image/>
      </style:table-cell-properties>
    </style:style>
    <style:style style:name="Table1.B1" style:family="table-cell">
      <style:table-cell-properties fo:padding="0.0382in" fo:border-left="none" fo:border-right="none" fo:border-top="0.0007in solid #000000" fo:border-bottom="0.0007in solid #000000"/>
    </style:style>
    <style:style style:name="Table1.A2" style:family="table-cell">
      <style:table-cell-properties fo:background-color="#000000" fo:padding="0.0382in" fo:border-left="none" fo:border-right="none" fo:border-top="none" fo:border-bottom="0.0007in solid #000000">
        <style:background-image/>
      </style:table-cell-properties>
    </style:style>
    <style:style style:name="Table1.B2" style:family="table-cell">
      <style:table-cell-properties fo:padding="0.0382in" fo:border-left="none" fo:border-right="none"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382in" fo:border="none" style:writing-mode="page">
        <style:background-image/>
      </style:table-cell-properties>
    </style:style>
    <style:style style:name="Table1.B3" style:family="table-cell">
      <style:table-cell-properties style:vertical-align="" fo:background-color="transparent" fo:padding="0.0382in" fo:border="none" style:writing-mode="page">
        <style:background-image/>
      </style:table-cell-properties>
    </style:style>
    <style:style style:name="Table1.C3" style:family="table-cell">
      <style:table-cell-properties fo:padding="0.0382in" fo:border="none"/>
    </style:style>
    <style:style style:name="Table1.A4"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1.B4" style:family="table-cell">
      <style:table-cell-properties style:vertical-align="" fo:background-color="transparent" fo:padding="0.0382in" fo:border-left="none" fo:border-right="none" fo:border-top="0.0007in solid #000000" fo:border-bottom="none" style:writing-mode="page">
        <style:background-image/>
      </style:table-cell-properties>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Preformatted_20_Text">
      <style:paragraph-properties fo:margin-left="0in" fo:margin-right="0in" fo:text-indent="0in" style:auto-text-indent="false"/>
      <style:text-properties style:font-name="Monaco1" fo:font-size="9pt" style:font-size-asian="9pt" style:font-size-complex="9pt"/>
    </style:style>
    <style:style style:name="P4" style:family="paragraph" style:parent-style-name="Standard">
      <style:paragraph-properties fo:margin-left="0in" fo:margin-right="0in" fo:text-indent="0in"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291in" fo:border-left="none" fo:border-right="none" fo:border-top="none" fo:border-bottom="0.0138in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1457in" fo:margin-right="0in" fo:text-indent="0in" style:auto-text-indent="false">
        <style:tab-stops>
          <style:tab-stop style:position="0.1508in"/>
        </style:tab-stops>
      </style:paragraph-properties>
    </style:style>
    <style:style style:name="P24" style:family="paragraph" style:parent-style-name="Table_20_Contents">
      <style:paragraph-properties fo:margin-left="0.1457in" fo:margin-right="0in" fo:text-indent="0in" style:auto-text-indent="false">
        <style:tab-stops/>
      </style:paragraph-properties>
    </style:style>
    <style:style style:name="P25" style:family="paragraph" style:parent-style-name="Table_20_Contents">
      <style:paragraph-properties fo:margin-left="0.1457in" fo:margin-right="0in" fo:text-indent="0in" style:auto-text-indent="false">
        <style:tab-stops>
          <style:tab-stop style:position="0.1508in"/>
        </style:tab-stops>
      </style:paragraph-properties>
      <style:text-properties fo:font-size="10pt" style:letter-kerning="false"/>
    </style:style>
    <style:style style:name="P26" style:family="paragraph" style:parent-style-name="Code">
      <style:paragraph-properties fo:margin-left="0.1437in" fo:margin-right="-0.0035in" fo:text-indent="0in" style:auto-text-indent="false">
        <style:tab-stops>
          <style:tab-stop style:position="0.3028in"/>
        </style:tab-stops>
      </style:paragraph-properties>
    </style:style>
    <style:style style:name="P27" style:family="paragraph" style:parent-style-name="Table_20_Contents">
      <style:paragraph-properties fo:margin-left="0.1634in" fo:margin-right="0.0043in" fo:text-indent="0in"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Standard">
      <style:paragraph-properties fo:break-before="page"/>
    </style:style>
    <style:style style:name="P39" style:family="paragraph" style:parent-style-name="Standard" style:master-page-name="Index">
      <style:paragraph-properties style:page-number="auto"/>
    </style:style>
    <style:style style:name="P40" style:family="paragraph" style:parent-style-name="List" style:list-style-name="L14"/>
    <style:style style:name="P41" style:family="paragraph" style:parent-style-name="List" style:list-style-name="L1">
      <style:paragraph-properties fo:margin-left="0.9217in" fo:margin-right="0in" fo:text-indent="0in" style:auto-text-indent="false"/>
    </style:style>
    <style:style style:name="P42" style:family="paragraph" style:parent-style-name="List" style:list-style-name="L11">
      <style:paragraph-properties fo:margin-left="0.9217in" fo:margin-right="0in" fo:text-indent="0in" style:auto-text-indent="false"/>
    </style:style>
    <style:style style:name="P43" style:family="paragraph" style:parent-style-name="List" style:list-style-name="L14">
      <style:paragraph-properties fo:margin-left="0.9217in" fo:margin-right="0in" fo:text-indent="0in" style:auto-text-indent="false"/>
    </style:style>
    <style:style style:name="P44" style:family="paragraph" style:parent-style-name="List" style:list-style-name="L1">
      <style:paragraph-properties fo:margin-left="0.9228in" fo:margin-right="0in" fo:text-indent="-0.1882in" style:auto-text-indent="false">
        <style:tab-stops>
          <style:tab-stop style:position="0.2618in"/>
        </style:tab-stops>
      </style:paragraph-properties>
    </style:style>
    <style:style style:name="P45" style:family="paragraph" style:parent-style-name="Table_20_Contents" style:list-style-name="L2"/>
    <style:style style:name="P46" style:family="paragraph" style:parent-style-name="Table_20_Contents" style:list-style-name="L3"/>
    <style:style style:name="P47" style:family="paragraph" style:parent-style-name="Table_20_Contents" style:list-style-name="L4"/>
    <style:style style:name="P48" style:family="paragraph" style:parent-style-name="Table_20_Contents" style:list-style-name="L5"/>
    <style:style style:name="P49" style:family="paragraph" style:parent-style-name="Table_20_Contents" style:list-style-name="L6"/>
    <style:style style:name="P50" style:family="paragraph" style:parent-style-name="Table_20_Contents" style:list-style-name="L7"/>
    <style:style style:name="P51" style:family="paragraph" style:parent-style-name="Table_20_Contents" style:list-style-name="L8"/>
    <style:style style:name="P52" style:family="paragraph" style:parent-style-name="Table_20_Contents" style:list-style-name="L9"/>
    <style:style style:name="P53" style:family="paragraph" style:parent-style-name="Table_20_Contents" style:list-style-name="L10"/>
    <style:style style:name="P54" style:family="paragraph" style:parent-style-name="Table_20_Contents" style:list-style-name="L12"/>
    <style:style style:name="P55" style:family="paragraph" style:parent-style-name="Table_20_Contents" style:list-style-name="L13"/>
    <style:style style:name="P56" style:family="paragraph" style:parent-style-name="Table_20_Contents" style:list-style-name="L15"/>
    <style:style style:name="P57" style:family="paragraph" style:parent-style-name="Table_20_Contents" style:list-style-name="L12">
      <style:text-properties fo:font-weight="normal" style:font-weight-asian="normal" style:font-weight-complex="normal"/>
    </style:style>
    <style:style style:name="P58" style:family="paragraph" style:parent-style-name="Table_20_Contents" style:list-style-name="L12">
      <style:paragraph-properties fo:margin-left="0.1634in" fo:margin-right="0.0043in" fo:text-indent="0in" style:auto-text-indent="false"/>
    </style:style>
    <style:style style:name="P59" style:family="paragraph" style:parent-style-name="Table_20_Contents" style:list-style-name="L12">
      <style:paragraph-properties fo:margin-left="0.1634in" fo:margin-right="0.0043in" fo:text-indent="0in" style:auto-text-indent="false">
        <style:tab-stops/>
      </style:paragraph-properties>
    </style:style>
    <style:style style:name="P60" style:family="paragraph" style:parent-style-name="Heading_20_1" style:master-page-name="Standard">
      <style:paragraph-properties style:page-number="auto"/>
    </style:style>
    <style:style style:name="P61" style:family="paragraph" style:parent-style-name="Heading_20_1">
      <style:paragraph-properties fo:break-before="page"/>
    </style:style>
    <style:style style:name="P62" style:family="paragraph" style:parent-style-name="Heading_20_2">
      <style:paragraph-properties fo:break-before="page"/>
    </style:style>
    <style:style style:name="P63" style:family="paragraph" style:parent-style-name="Heading_20_2">
      <style:paragraph-properties fo:margin-left="1.1811in" fo:margin-right="0in" fo:text-indent="0in" style:auto-text-indent="false"/>
    </style:style>
    <style:style style:name="P64" style:family="paragraph" style:parent-style-name="Contents_20_1">
      <style:paragraph-properties>
        <style:tab-stops>
          <style:tab-stop style:position="0in"/>
          <style:tab-stop style:position="1.1811in"/>
        </style:tab-stops>
      </style:paragraph-properties>
    </style:style>
    <style:style style:name="P65" style:family="paragraph" style:parent-style-name="Contents_20_2">
      <style:paragraph-properties>
        <style:tab-stops>
          <style:tab-stop style:position="0in"/>
        </style:tab-stops>
      </style:paragraph-properties>
    </style:style>
    <style:style style:name="P6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2" text:anchor-type="paragraph" svg:x="0.6299in" svg:y="0.3701in" svg:width="3.0134in" svg:height="1.652in" draw:z-index="0"><draw:image xlink:href="../sogo.png" xlink:type="simple" xlink:show="embed" xlink:actuate="onLoad"/></draw:frame></text:p>
      <text:p text:style-name="P4"/>
      <text:p text:style-name="P5"/>
      <text:p text:style-name="P5"/>
      <text:p text:style-name="P5"/>
      <text:p text:style-name="P5"/>
      <text:p text:style-name="P12"/>
      <text:p text:style-name="P14">version 1.3.0</text:p>
      <text:p text:style-name="P13">Installation and Configuration Guide</text:p>
      <text:p text:style-name="P5"/>
      <text:p text:style-name="P39">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0 – June 2010</text:p>
      <text:p text:style-name="Standard"/>
      <text:p text:style-name="Standard"/>
      <text:p text:style-name="P8"><draw:frame draw:style-name="fr2" draw:name="graphics3" text:anchor-type="as-char" svg:y="0in" svg:width="3.4701in" svg:height="0.7409in" draw:z-index="2"><draw:image xlink:href="../inverse.jpg" xlink:type="simple" xlink:show="embed" xlink:actuate="onLoad"/></draw:frame></text:p>
      <text:p text:style-name="P6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Chapter 1<text:tab/>About this Guide <text:s text:c="2"/><text:tab/>3</text:p>
          <text:p text:style-name="P64">Chapter 2<text:tab/>Introduction <text:s text:c="2"/><text:tab/>4</text:p>
          <text:p text:style-name="P65">Architecture <text:s text:c="2"/><text:tab/>5</text:p>
          <text:p text:style-name="P64">Chapter 3<text:tab/>System Requirements <text:s text:c="2"/><text:tab/>6</text:p>
          <text:p text:style-name="P65">Assumptions <text:s text:c="2"/><text:tab/>6</text:p>
          <text:p text:style-name="P65">Minimum Hardware Requirements <text:s text:c="2"/><text:tab/>7</text:p>
          <text:p text:style-name="P65">Operating System Requirements <text:s text:c="2"/><text:tab/>8</text:p>
          <text:p text:style-name="P64">Chapter 4<text:tab/>Installation <text:s text:c="2"/><text:tab/>9</text:p>
          <text:p text:style-name="P65">Software Downloads <text:s text:c="2"/><text:tab/>9</text:p>
          <text:p text:style-name="P65">Software Installation <text:s text:c="2"/><text:tab/>9</text:p>
          <text:p text:style-name="P64">Chapter 5<text:tab/>Configuration <text:s text:c="2"/><text:tab/>10</text:p>
          <text:p text:style-name="P65">GNUstep Environment Overview <text:s text:c="2"/><text:tab/>10</text:p>
          <text:p text:style-name="P65">Preferences Hierarchy <text:s text:c="2"/><text:tab/>11</text:p>
          <text:p text:style-name="P65">General Preferences <text:s text:c="2"/><text:tab/>12</text:p>
          <text:p text:style-name="P65">Authentication using LDAP <text:s text:c="2"/><text:tab/>15</text:p>
          <text:p text:style-name="P65">LDAP Attributes Indexing <text:s text:c="2"/><text:tab/>18</text:p>
          <text:p text:style-name="P65">Authenticating using C.A.S. <text:s text:c="2"/><text:tab/>18</text:p>
          <text:p text:style-name="P65">Database Configuration <text:s text:c="2"/><text:tab/>19</text:p>
          <text:p text:style-name="P65">Authentication using SQL <text:s text:c="2"/><text:tab/>20</text:p>
          <text:p text:style-name="P65">SMTP Server Configuration <text:s text:c="2"/><text:tab/>21</text:p>
          <text:p text:style-name="P65">IMAP Server Configuration <text:s text:c="2"/><text:tab/>22</text:p>
          <text:p text:style-name="P65">Web Interface Configuration <text:s text:c="2"/><text:tab/>24</text:p>
          <text:p text:style-name="P65">SOGo Configuration Summary <text:s text:c="2"/><text:tab/>26</text:p>
          <text:p text:style-name="P65">Apache Configuration <text:s text:c="2"/><text:tab/>28</text:p>
          <text:p text:style-name="P65">Starting Services <text:s text:c="2"/><text:tab/>29</text:p>
          <text:p text:style-name="P64"><text:soft-page-break/>Chapter 6<text:tab/>Managing User Accounts <text:s text:c="2"/><text:tab/>30</text:p>
          <text:p text:style-name="P65">Creating the SOGo Administrative Account <text:s text:c="2"/><text:tab/>30</text:p>
          <text:p text:style-name="P65">Creating a User Account <text:s text:c="2"/><text:tab/>30</text:p>
          <text:p text:style-name="P64">Chapter 7<text:tab/>Funambol <text:s text:c="2"/><text:tab/>32</text:p>
          <text:p text:style-name="P64">Chapter 8<text:tab/>Using SOGo <text:s text:c="2"/><text:tab/>35</text:p>
          <text:p text:style-name="P65">SOGo Web Interface <text:s text:c="2"/><text:tab/>35</text:p>
          <text:p text:style-name="P65">Mozilla Thunderbird and Lightning <text:s text:c="2"/><text:tab/>35</text:p>
          <text:p text:style-name="P65">Funambol / Mobile Devices <text:s text:c="2"/><text:tab/>36</text:p>
          <text:p text:style-name="P65">Apple iCal 3 or Apple iCal 4 <text:s text:c="2"/><text:tab/>37</text:p>
          <text:p text:style-name="P64">Chapter 9<text:tab/>Additional Information <text:s text:c="2"/><text:tab/>38</text:p>
          <text:p text:style-name="P64">Chapter 10<text:tab/>Commercial Support and Contact Information <text:s text:c="2"/><text:tab/>39</text:p>
        </text:index-body>
      </text:table-of-content>
      <text:p text:style-name="Standard"/>
      <text:h text:style-name="P60"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0 of SOGo, and version 7.1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2" text:outline-level="2">Architecture</text:h>
      <text:p text:style-name="Standard"><draw:frame draw:style-name="fr3" draw:name="graphics1" text:anchor-type="char" svg:x="1.1953in" svg:y="0.3638in" svg:width="5.5984in" svg:height="3.3661in"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1" text:outline-level="1">System Requirements</text:h>
      <text:h text:style-name="Heading_20_2" text:outline-level="2">Assumptions</text:h>
      <text:p text:style-name="Standard">SOGo reuses many components in an infrastructure. Thus, it requires the following <text:s/>:</text:p>
      <text:list xml:id="list2147623746" text:style-name="L1">
        <text:list-header>
          <text:p text:style-name="P41">❏<text:tab/>Database server (MySQL, PostgreSQL or Oracle)</text:p>
          <text:p text:style-name="P44">❏<text:tab/>LDAP server (OpenLDAP, Novell eDirectory, Microsoft Active Directory and others) </text:p>
          <text:p text:style-name="P41">❏<text:tab/>SMTP server (Postfix, Sendmail and others)</text:p>
          <text:p text:style-name="P4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91872606" text:style-name="L2">
              <text:list-header>
                <text:p text:style-name="P45">◾ Intel, AMD, or PowerPC CPU 1 GHz</text:p>
                <text:p text:style-name="P45">◾ 512 MB of RAM (without Funambol, 1 GB RAM otherwise)</text:p>
                <text:p text:style-name="P45">◾ 1 GB of disk space</text:p>
              </text:list-header>
            </text:list>
            <text:p text:style-name="Table_20_Contents"/>
            <text:p text:style-name="Table_20_Contents">Production</text:p>
            <text:list xml:id="list2094342856" text:style-name="L3">
              <text:list-header>
                <text:p text:style-name="P46">◾ Intel, AMD or PowerPC CPU 3 GHz</text:p>
              </text:list-header>
            </text:list>
            <text:list xml:id="list100635175" text:style-name="L4">
              <text:list-header>
                <text:p text:style-name="P47">◾ 2048 MB of RAM</text:p>
              </text:list-header>
            </text:list>
            <text:list xml:id="list482989948" text:style-name="L3">
              <text:list-header>
                <text:p text:style-name="P46">◾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190468396" text:style-name="L5">
              <text:list-header>
                <text:p text:style-name="P48">◾ Intel, AMD, or PowerPC CPU 1.5 GHz</text:p>
              </text:list-header>
            </text:list>
            <text:list xml:id="list2129388480" text:style-name="L6">
              <text:list-header>
                <text:p text:style-name="P49">◾ 1024x768 monitor resolution</text:p>
              </text:list-header>
            </text:list>
            <text:list xml:id="list701918465" text:style-name="L7">
              <text:list-header>
                <text:p text:style-name="P50">◾ 512 MB of RAM</text:p>
                <text:p text:style-name="P50">◾ 128 Kbps or higher network connection</text:p>
              </text:list-header>
            </text:list>
            <text:p text:style-name="Table_20_Contents"/>
            <text:p text:style-name="Table_20_Contents">Microsoft Windows</text:p>
            <text:list xml:id="list1579310153" text:style-name="L6">
              <text:list-header>
                <text:p text:style-name="P49">◾ Microsoft Windows XP SP2 or Vista</text:p>
              </text:list-header>
            </text:list>
            <text:p text:style-name="Table_20_Contents"/>
            <text:p text:style-name="Table_20_Contents">Apple Mac OS X</text:p>
            <text:list xml:id="list900680644" text:style-name="L8">
              <text:list-header>
                <text:p text:style-name="P51">◾ Apple Mac OS X 10.2 to 10.6</text:p>
              </text:list-header>
            </text:list>
            <text:p text:style-name="Table_20_Contents"/>
            <text:p text:style-name="Table_20_Contents">Linux</text:p>
            <text:list xml:id="list2159552012" text:style-name="L9">
              <text:list-header>
                <text:p text:style-name="P52">◾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854260097" text:style-name="L10">
              <text:list-header>
                <text:p text:style-name="P53">◾ Palm OS based devices with Synthesis SyncML Client</text:p>
                <text:p text:style-name="P53">◾ Research In Motion (RIM) BlackBerry devices with Funambol client</text:p>
                <text:p text:style-name="P53">◾ Microsoft Windows Mobile PocketPC or SmartPhone with the Funambol client</text:p>
              </text:list-header>
            </text:list>
            <text:p text:style-name="Table_20_Contents"/>
            <text:list xml:id="list1608418597" text:continue-numbering="true" text:style-name="L10">
              <text:list-header>
                <text:p text:style-name="P53">Apple iPhone / iPod using Apple iPhone OS 3.0 or 3.1.</text:p>
              </text:list-header>
            </text:list>
          </table:table-cell>
        </table:table-row>
      </table:table>
      <text:p text:style-name="Standard"/>
      <text:h text:style-name="P62" text:outline-level="2">Operating System Requirements</text:h>
      <text:p text:style-name="Standard">The following 32-bit and 64-bit operating systems are currently supported by SOGo :</text:p>
      <text:list xml:id="list1505982444" text:style-name="L11">
        <text:list-header>
          <text:p text:style-name="P42">❏<text:tab/>Red Hat Enterprise Linux (RHEL) 5.x Server</text:p>
          <text:p text:style-name="P42">❏<text:tab/>Community ENTerprise Operating System (CentOS) 5.x</text:p>
          <text:p text:style-name="P42">❏<text:tab/>Debian GNU/Linux 5.0.3 (Lenny)</text:p>
          <text:p text:style-name="P42">❏<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61"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61"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2"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1.1819in" svg:y="0in" svg:width="2.5929in" svg:height="2.5929in"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2"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689385126" text:style-name="L12">
              <text:list-header>
                <text:p text:style-name="P54">◾ YES – to send notifications</text:p>
                <text:p text:style-name="P54">◾ NO – to not send notifications</text:p>
                <text:p text:style-name="P54">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text:soft-page-break/>strings. Each string defining a role for an event category must begin with one of those values:</text:p>
            <text:list xml:id="list1776930544" text:continue-numbering="true" text:style-name="L12">
              <text:list-header>
                <text:p text:style-name="P54">◾ Public</text:p>
                <text:p text:style-name="P54">◾ Confidential</text:p>
                <text:p text:style-name="P54">◾ Private</text:p>
                <text:p text:style-name="P54">And each string must end with one of those values:</text:p>
                <text:p text:style-name="P54">◾ Viewer</text:p>
                <text:p text:style-name="P54">◾ DAndTViewer</text:p>
                <text:p text:style-name="P54">◾ Modifier</text:p>
                <text:p text:style-name="P54">◾ Responder</text:p>
                <text:p text:style-name="P54">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706249477" text:style-name="L13">
              <text:list-header>
                <text:p text:style-name="P55">◾ English</text:p>
                <text:p text:style-name="P55">◾ French</text:p>
                <text:p text:style-name="P55">◾ German</text:p>
                <text:p text:style-name="P55">◾ Hungarian</text:p>
                <text:p text:style-name="P55"><text:soft-page-break/>◾ Italian</text:p>
                <text:p text:style-name="P55">◾ Russian</text:p>
                <text:p text:style-name="P55">◾ Spanish</text:p>
                <text:p text:style-name="P55">◾ Swedish</text:p>
                <text:p text:style-name="P55">◾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424612680" text:continue-list="list1776930544" text:style-name="L12">
              <text:list-header>
                <text:p text:style-name="P54">◾ YES – to send notifications</text:p>
                <text:p text:style-name="P54">◾ NO – to not send notifications</text:p>
                <text:p text:style-name="P54">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
      <text:p text:style-name="Standard"/>
      <text:h text:style-name="P63"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text:p>
      <text:p text:style-name="Code"/>
      <text:p text:style-name="Standard"><text:soft-page-break/>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ext:soft-page-break/>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text:soft-page-break/>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677555330" text:style-name="L14">
        <text:list-header>
          <text:p text:style-name="P43">❏<text:tab/>givenName</text:p>
          <text:p text:style-name="P43">❏<text:tab/>cn</text:p>
          <text:p text:style-name="P43">❏<text:tab/>mail</text:p>
          <text:p text:style-name="P43">❏<text:tab/>sn</text:p>
          <text:p text:style-name="P40"/>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630687211" text:continue-list="list1424612680" text:style-name="L12">
              <text:list-header>
                <text:p text:style-name="P58">◾ <text:span text:style-name="T6">c_uid</text:span> : will be used for authentication – it's a username or username@domain.tld</text:p>
                <text:p text:style-name="P58">◾ <text:span text:style-name="T6">c_name</text:span> : will be used to uniquely identify entries – which can be identical to c_uid </text:p>
                <text:p text:style-name="P58"><text:soft-page-break/>◾ <text:span text:style-name="T6">c_password</text:span> : password of the user, plain text or md5 encoded </text:p>
                <text:p text:style-name="P58">◾ <text:span text:style-name="T6">c_cn</text:span> : the user's common name</text:p>
                <text:p text:style-name="P58">◾ <text:span text:style-name="T6">mail</text:span> : the user's email address</text:p>
                <text:p text:style-name="P59"/>
                <text:p text:style-name="P59">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598847276" text:style-name="L15">
              <text:list-header>
                <text:p text:style-name="P56"><text:soft-page-break/><text:span text:style-name="Code_20__28_inline_29_">◾ sendmail</text:span> – to use the sendmail binary</text:p>
                <text:p text:style-name="P56"><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38">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4">◾ YES</text:p>
                <text:p text:style-name="P54">◾ NO</text:p>
                <text:p text:style-name="P57">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56">Parameter used to specify which RFC the IMAP server implements with respect to ACLs. Possible values are :</text:p>
                <text:p text:style-name="P56"><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4">◾ YES</text:p>
                <text:p text:style-name="P54">◾ NO</text:p>
                <text:p text:style-name="P54">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588712186" text:continue-numbering="true" text:style-name="L12">
              <text:list-header>
                <text:p text:style-name="P54">◾ YES</text:p>
                <text:p text:style-name="P54">◾ NO</text:p>
                <text:p text:style-name="P54">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282081805" text:continue-list="list317216539" text:style-name="L15">
              <text:list-header>
                <text:p text:style-name="P56"><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706021138" text:continue-numbering="true" text:style-name="L15">
              <text:list-header>
                <text:p text:style-name="P56"><text:span text:style-name="Code_20__28_inline_29_">◾ 1</text:span></text:p>
                <text:p text:style-name="P56"><text:span text:style-name="Code_20__28_inline_29_">◾ 2</text:span></text:p>
                <text:p text:style-name="P56"><text:span text:style-name="Code_20__28_inline_29_">◾ 5</text:span></text:p>
                <text:p text:style-name="P56"><text:soft-page-break/><text:span text:style-name="Code_20__28_inline_29_">◾ 10</text:span></text:p>
                <text:p text:style-name="P56"><text:span text:style-name="Code_20__28_inline_29_">◾ 20</text:span></text:p>
                <text:p text:style-name="P56"><text:span text:style-name="Code_20__28_inline_29_">◾ 30</text:span></text:p>
                <text:p text:style-name="P56"><text:span text:style-name="Code_20__28_inline_29_">◾ 60</text:span></text:p>
                <text:p text:style-name="P56">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503650123" text:continue-numbering="true" text:style-name="L15">
              <text:list-header>
                <text:p text:style-name="P56"><text:span text:style-name="Code_20__28_inline_29_">◾ manually</text:span></text:p>
                <text:p text:style-name="P56"><text:span text:style-name="Code_20__28_inline_29_">◾ every_minute</text:span></text:p>
                <text:p text:style-name="P56"><text:span text:style-name="Code_20__28_inline_29_">◾ every_2_minutes</text:span></text:p>
                <text:p text:style-name="P56"><text:span text:style-name="Code_20__28_inline_29_">◾ every_5_minutes</text:span></text:p>
                <text:p text:style-name="P56"><text:span text:style-name="Code_20__28_inline_29_">◾ every_10_minutes</text:span></text:p>
                <text:p text:style-name="P56"><text:span text:style-name="Code_20__28_inline_29_">◾ every_20_minutes</text:span></text:p>
                <text:p text:style-name="P56"><text:span text:style-name="Code_20__28_inline_29_">◾ every_30_minutes</text:span></text:p>
                <text:p text:style-name="P56"><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ext:soft-page-break/>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soft-page-break/><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soft-page-break/><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text:soft-page-break/>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1"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7.s4j file from <text:a xlink:type="simple" xlink:href="http://www.sogo.nu/downloads/backend.html">http://www.sogo.nu/downloads/backend.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7</text:span>" at the end of the "<text:span text:style-name="Code_20__28_inline_29_">modules-to-install</text:span>" line.</text:p>
      <text:p text:style-name="Standard"><text:soft-page-break/>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2"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61"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keep-together="always" fo:text-indent="0in"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0in" fo:margin-right="0in" fo:text-indent="0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fo:keep-with-next="always">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07in" fo:margin-right="0in" fo:keep-together="auto" fo:orphans="4" fo:text-indent="0in"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1.5752in" fo:margin-right="0.3937in" fo:margin-top="0in" fo:margin-bottom="0.1965in" fo:text-indent="0in"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0 Inverse inc.<text:tab/><text:chapter text:display="name" text:outline-level="1">Commercial Support and Contact Information</text:chapter><text:tab/><text:page-number text:select-page="current">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199</meta:editing-cycles>
    <meta:editing-duration>PT182H43M19S</meta:editing-duration>
    <dc:date>2010-06-22T10:34:32</dc:date>
    <dc:creator>Francis Lachapelle</dc:creator>
    <meta:document-statistic meta:table-count="11" meta:image-count="4" meta:object-count="0" meta:page-count="41" meta:paragraph-count="856" meta:word-count="7249" meta:character-count="47366"/>
    <meta:user-defined meta:name="Info 1"/>
    <meta:user-defined meta:name="Info 2"/>
    <meta:user-defined meta:name="Info 3"/>
    <meta:user-defined meta:name="Info 4"/>
  </office:meta>
</office:document-meta>
</file>